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font-weight="bold" style:font-weight-asian="bold"/>
    </style:style>
    <style:style style:name="T18" style:parent-style-name="Standardnípísmoodstavce" style:family="text">
      <style:text-properties style:font-name-complex="Calibri" fo:color="#2A2A2A" fo:background-color="#FFFFFF"/>
    </style:style>
    <style:style style:name="T19" style:parent-style-name="Standardnípísmoodstavce" style:family="text">
      <style:text-properties style:font-name-complex="Calibri" fo:color="#2A2A2A" fo:background-color="#FFFFFF"/>
    </style:style>
    <style:style style:name="T20" style:parent-style-name="Standardnípísmoodstavce" style:family="text">
      <style:text-properties style:font-name-complex="Calibri" fo:color="#2A2A2A" fo:background-color="#FFFFFF"/>
    </style:style>
    <style:style style:name="P21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2/2025</text:p>
            <text:p text:style-name="Normální">KVOP-11333/2025</text:p>
            <text:p text:style-name="Normální">13. 03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Z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>Vážená paní P.,<text:s/></text:p>
      <text:p text:style-name="Základnítext">dne 4. března obdržela Kancelář veřejného ochránce práv/veřejný ochránce práv Vaši žádost o informace. Žádáte o informace, z jakého důvodu<text:s/>jsme přistupovali k MV, důvod využití údajů, v jaké věci a proč (výkon působnosti VOP) rok 2023 – 29.3. v 10:26 h., rok 2024 – 19.12. v 13:58 h., rok 2025 – 14. 1. v 13:18 h.</text:p>
      <text:p text:style-name="Základnítext"><text:span text:style-name="Silné">Dáváme Vám tyto informace</text:span>:</text:p>
      <text:p text:style-name="P17">Důvodem, proč jsme nahlíželi do základního registru obyvatel na Vaše osobní údaje, byla <text:s/>kontrola správnosti údajů, které o Vás jako odesílateli a <text:s/>adresátovi, zpracováváme. Tuto kontrolu provádíme při každém přijetí nebo odeslání dokumentu.<text:s/></text:p>
      <text:p text:style-name="Základnítext">Každé podání adresované Kanceláři veřejného ochránce práv je na základě zákona č. 499/2004 Sb., o archivnictví a spisové službě, evidováno v elektronickém systému spisové služby.</text:p>
      <text:p text:style-name="Základnítext"><text:span text:style-name="T18">Při výkonu spisové služby v elektronické podobě má Kancelář povinnost dle<text:s/></text:span>§ 64 odst. 4 zákona o archivnictví a spisové službě<text:s/><text:span text:style-name="T19">vést jako samostat</text:span><text:span text:style-name="T20">nou funkční část evidenční pomůcku tzv. Jmenný rejstřík určený pro automatické zpracování údajů o odesílatelích a adresátech dokumentů. Povinné údaje vedené ve jmenném rejstříku o odesílateli nebo adresátu dokumentu upravuje § 64 odst. 5 zákona<text:s/></text:span>o archivnictví a spisové službě.</text:p>
      <text:p text:style-name="Základnítext">V zájmu ochrany osobních údajů adresátů a odesílatelů mají přístup do jmenného rejstříku pouze určené osoby spisové služby Kanceláře, které jsou rovněž zodpovědné za doplňování rejstříku o subjektu údajů. Tyto osoby mají také<text:s/>povinnost kontrolovat správnost a doplnění vedených údajů o odesílateli a adresátovi při každém přijetí nebo odeslání dokumentu. Plnění této povinnosti souvisí s obecnou povinností Kanceláře jakožto správce osobních údajů zpracovávat přesné a v případě potřeby aktualizované osobní údaje.<text:span text:style-name="Značkapozn.podčarou"><text:note text:note-class="footnote" text:id="_ftn0"><text:note-citation>1</text:note-citation><text:note-body><text:p text:style-name="Textpozn.podčarou"><text:s/>Srov. článek 5 odst. 1 písm. d) Obecného nařízení o ochraně osobních údajů (GDPR).</text:p></text:note-body></text:note></text:span></text:p>
      <text:p text:style-name="Základnítext">Správnost údajů kontrolujeme nahlížením do základního registru obyvatel.<text:s/></text:p>
      <text:soft-page-break/>
      <text:p text:style-name="Základnítext">Popsaná zákonná kontrola a doplňování údajů o odesílateli a adresátovi v rámci spisové služby se automaticky propisuje do registru evidence obyvatel, kde ji můžete vidět.<text:s/></text:p>
      <text:p text:style-name="Základnítext">Ověřil jsem, že Vámi uvedené časové údaje odpovídají tomu, kdy jste podala své podněty – 29. 3. 2023, sp. zn. 1898/2023/VOP, 19. 12. sp. zn. 7476/2024/VOP, nebo jsme na ně odpovídali - 14. 1. odpověď na podnět sp. zn. 7476/2024/VOP.<text:s/></text:p>
      <text:p text:style-name="Základnítext">Další záznam tedy pravděpodobně uvidíte i v souvislosti s podáním a vyřízení svého podnětu ze dne 6. 3. 2025, sp. zn. 1678/2025/VOP.<text:s/></text:p>
      <text:p text:style-name="Základnítext">Věřím, že mé vysvětlení přijmete s pochopením.<text:s/></text:p>
      <text:p text:style-name="Základnítext">S pozdravem</text:p>
      <text:p text:style-name="Základnítext"/>
      <text:p text:style-name="Základnítext"/>
      <text:p text:style-name="P21">JUDr. Pavel Pořízek, Ph.D.</text:p>
      <text:p text:style-name="podpis">vedoucí Kanceláře veřejného ochránce práv</text:p>
      <text:p text:style-name="podpis"/>
      <text:p text:style-name="Normální"/>
      <text:p text:style-name="Normální"/>
      <text:p text:style-name="Příloha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B8GL*</text:span></text:p>
        <text:p text:style-name="P12"><text:span text:style-name="T13">KVOPX00FB8GL</text:span>KVOPX00FB8G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5-12T06:35:00Z</meta:creation-date>
    <dc:date>2025-05-12T06:38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5" meta:word-count="389" meta:character-count="2683" meta:row-count="19" meta:non-whitespace-character-count="2299"/>
  </office:meta>
</office:document-meta>
</file>